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3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 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 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 </text:p>
          </table:table-cell>
          <table:table-cell table:style-name="ce1" office:value-type="string" calcext:value-type="string">
            <text:p>Female_data </text:p>
          </table:table-cell>
          <table:table-cell table:style-name="ce1" office:value-type="string" calcext:value-type="string">
            <text:p>Culture_plate </text:p>
          </table:table-cell>
          <table:table-cell table:style-name="ce1" office:value-type="string" calcext:value-type="string">
            <text:p>Sex_not_considered_data 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 table:number-columns-repeated="43"/>
        </table:table-row>
        <table:table-row table:style-name="ro3">
          <table:table-cell/>
          <table:table-cell table:style-name="ce3" office:value-type="string" calcext:value-type="string">
            <text:p>Thermal Sensitivity of &lt;i&gt;Drosophila melanogaster:&lt;/i&gt; Evolutionary Responses of Adults and Eggs to Laboratory Natural Selection at Different Temperatures</text:p>
          </table:table-cell>
          <table:table-cell table:style-name="ce4" office:value-type="string" calcext:value-type="string">
            <text:p>(Gilchrist et al., 1997)</text:p>
          </table:table-cell>
          <table:table-cell table:style-name="ce3" office:value-type="string" calcext:value-type="string">
            <text:p>Walking speed (cm/s)</text:p>
          </table:table-cell>
          <table:table-cell table:number-columns-repeated="4"/>
          <table:table-cell office:value-type="float" office:value="0.0697218272731606" calcext:value-type="float">
            <text:p>0.069721827273161</text:p>
          </table:table-cell>
          <table:table-cell/>
          <table:table-cell office:value-type="float" office:value="0.196351221770327" calcext:value-type="float">
            <text:p>0.196351221770327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93895189704136" calcext:value-type="float">
            <text:p>0.193895189704136</text:p>
          </table:table-cell>
          <table:table-cell/>
          <table:table-cell office:value-type="float" office:value="1.09503852131072" calcext:value-type="float">
            <text:p>1.09503852131072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312233179762442" calcext:value-type="float">
            <text:p>0.312233179762442</text:p>
          </table:table-cell>
          <table:table-cell/>
          <table:table-cell office:value-type="float" office:value="1.81234500545581" calcext:value-type="float">
            <text:p>1.81234500545581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300516510707712" calcext:value-type="float">
            <text:p>0.300516510707712</text:p>
          </table:table-cell>
          <table:table-cell/>
          <table:table-cell office:value-type="float" office:value="2.67672684588169" calcext:value-type="float">
            <text:p>2.67672684588169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59859306285751" calcext:value-type="float">
            <text:p>0.159859306285751</text:p>
          </table:table-cell>
          <table:table-cell/>
          <table:table-cell office:value-type="float" office:value="3.18325728267698" calcext:value-type="float">
            <text:p>3.18325728267698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0988585053658" calcext:value-type="float">
            <text:p>0.10988585053658</text:p>
          </table:table-cell>
          <table:table-cell/>
          <table:table-cell office:value-type="float" office:value="1.94469794663228" calcext:value-type="float">
            <text:p>1.94469794663228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463507166029237" calcext:value-type="float">
            <text:p>0.463507166029237</text:p>
          </table:table-cell>
          <table:table-cell/>
          <table:table-cell office:value-type="float" office:value="0.956138610587574" calcext:value-type="float">
            <text:p>0.956138610587574</text:p>
          </table:table-cell>
          <table:table-cell table:number-columns-repeated="8"/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679392752041767" calcext:value-type="float">
            <text:p>0.067939275204177</text:p>
          </table:table-cell>
          <table:table-cell/>
          <table:table-cell office:value-type="float" office:value="0.113133617696658" calcext:value-type="float">
            <text:p>0.113133617696658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57498291615687" calcext:value-type="float">
            <text:p>0.257498291615687</text:p>
          </table:table-cell>
          <table:table-cell/>
          <table:table-cell office:value-type="float" office:value="0.987319379691169" calcext:value-type="float">
            <text:p>0.987319379691169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590871349476645" calcext:value-type="float">
            <text:p>0.059087134947665</text:p>
          </table:table-cell>
          <table:table-cell/>
          <table:table-cell office:value-type="float" office:value="1.66052474952882" calcext:value-type="float">
            <text:p>1.66052474952882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300782871702174" calcext:value-type="float">
            <text:p>0.300782871702174</text:p>
          </table:table-cell>
          <table:table-cell/>
          <table:table-cell office:value-type="float" office:value="2.27489832357901" calcext:value-type="float">
            <text:p>2.27489832357901</text:p>
          </table:table-cell>
          <table:table-cell table:number-columns-repeated="8"/>
          <table:table-cell table:number-columns-repeated="2"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512384638134812" calcext:value-type="float">
            <text:p>0.512384638134812</text:p>
          </table:table-cell>
          <table:table-cell/>
          <table:table-cell office:value-type="float" office:value="2.65397777998214" calcext:value-type="float">
            <text:p>2.65397777998214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68535051269899" calcext:value-type="float">
            <text:p>0.268535051269899</text:p>
          </table:table-cell>
          <table:table-cell/>
          <table:table-cell office:value-type="float" office:value="1.99383328373508" calcext:value-type="float">
            <text:p>1.99383328373508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61853982739805" calcext:value-type="float">
            <text:p>0.261853982739805</text:p>
          </table:table-cell>
          <table:table-cell/>
          <table:table-cell office:value-type="float" office:value="0.81410574347783" calcext:value-type="float">
            <text:p>0.81410574347783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687567279113246" calcext:value-type="float">
            <text:p>0.068756727911325</text:p>
          </table:table-cell>
          <table:table-cell/>
          <table:table-cell office:value-type="float" office:value="0.132890255596336" calcext:value-type="float">
            <text:p>0.132890255596336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6775093961137" calcext:value-type="float">
            <text:p>0.16775093961137</text:p>
          </table:table-cell>
          <table:table-cell/>
          <table:table-cell office:value-type="float" office:value="0.95804814337202" calcext:value-type="float">
            <text:p>0.9580481433720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52499017219779" calcext:value-type="float">
            <text:p>0.152499017219779</text:p>
          </table:table-cell>
          <table:table-cell/>
          <table:table-cell office:value-type="float" office:value="1.7782958039877" calcext:value-type="float">
            <text:p>1.7782958039877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857944170735556" calcext:value-type="float">
            <text:p>0.085794417073556</text:p>
          </table:table-cell>
          <table:table-cell/>
          <table:table-cell office:value-type="float" office:value="2.46620705617829" calcext:value-type="float">
            <text:p>2.46620705617829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79727540257248" calcext:value-type="float">
            <text:p>0.179727540257248</text:p>
          </table:table-cell>
          <table:table-cell/>
          <table:table-cell office:value-type="float" office:value="3.12960023807162" calcext:value-type="float">
            <text:p>3.1296002380716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64699912192721" calcext:value-type="float">
            <text:p>0.264699912192721</text:p>
          </table:table-cell>
          <table:table-cell/>
          <table:table-cell office:value-type="float" office:value="1.98417815692888" calcext:value-type="float">
            <text:p>1.9841781569288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39143768806005" calcext:value-type="float">
            <text:p>0.139143768806005</text:p>
          </table:table-cell>
          <table:table-cell/>
          <table:table-cell office:value-type="float" office:value="0.77014515755712" calcext:value-type="float">
            <text:p>0.77014515755712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8"/>
          <table:table-cell office:value-type="float" office:value="0.290432027142732" calcext:value-type="float">
            <text:p>0.290432027142732</text:p>
          </table:table-cell>
          <table:table-cell table:number-columns-repeated="3"/>
          <table:table-cell office:value-type="float" office:value="0.30788435532012" calcext:value-type="float">
            <text:p>0.30788435532012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546455520969181" calcext:value-type="float">
            <text:p>0.054645552096918</text:p>
          </table:table-cell>
          <table:table-cell table:number-columns-repeated="3"/>
          <table:table-cell office:value-type="float" office:value="0.850026806648049" calcext:value-type="float">
            <text:p>0.850026806648049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25511926957886" calcext:value-type="float">
            <text:p>0.225511926957886</text:p>
          </table:table-cell>
          <table:table-cell table:number-columns-repeated="3"/>
          <table:table-cell office:value-type="float" office:value="1.70307836343413" calcext:value-type="float">
            <text:p>1.70307836343413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87934607782731" calcext:value-type="float">
            <text:p>0.187934607782731</text:p>
          </table:table-cell>
          <table:table-cell table:number-columns-repeated="3"/>
          <table:table-cell office:value-type="float" office:value="2.20421064423977" calcext:value-type="float">
            <text:p>2.20421064423977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662868391361058" calcext:value-type="float">
            <text:p>0.662868391361058</text:p>
          </table:table-cell>
          <table:table-cell table:number-columns-repeated="3"/>
          <table:table-cell office:value-type="float" office:value="2.55159279501316" calcext:value-type="float">
            <text:p>2.55159279501316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87031183733566" calcext:value-type="float">
            <text:p>0.287031183733566</text:p>
          </table:table-cell>
          <table:table-cell table:number-columns-repeated="3"/>
          <table:table-cell office:value-type="float" office:value="1.84316110395378" calcext:value-type="float">
            <text:p>1.84316110395378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19589658235242" calcext:value-type="float">
            <text:p>0.119589658235242</text:p>
          </table:table-cell>
          <table:table-cell table:number-columns-repeated="3"/>
          <table:table-cell office:value-type="float" office:value="0.871648168745852" calcext:value-type="float">
            <text:p>0.871648168745852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512527106722462" calcext:value-type="float">
            <text:p>0.051252710672246</text:p>
          </table:table-cell>
          <table:table-cell table:number-columns-repeated="3"/>
          <table:table-cell office:value-type="float" office:value="0.137202026102475" calcext:value-type="float">
            <text:p>0.13720202610247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09331114116298" calcext:value-type="float">
            <text:p>0.109331114116298</text:p>
          </table:table-cell>
          <table:table-cell table:number-columns-repeated="3"/>
          <table:table-cell office:value-type="float" office:value="0.744264577615251" calcext:value-type="float">
            <text:p>0.744264577615251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11876545383257" calcext:value-type="float">
            <text:p>0.211876545383257</text:p>
          </table:table-cell>
          <table:table-cell table:number-columns-repeated="3"/>
          <table:table-cell office:value-type="float" office:value="1.29664156710864" calcext:value-type="float">
            <text:p>1.29664156710864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67441525498324" calcext:value-type="float">
            <text:p>0.167441525498324</text:p>
          </table:table-cell>
          <table:table-cell table:number-columns-repeated="3"/>
          <table:table-cell office:value-type="float" office:value="2.03011946962847" calcext:value-type="float">
            <text:p>2.03011946962847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66490089542207" calcext:value-type="float">
            <text:p>0.266490089542207</text:p>
          </table:table-cell>
          <table:table-cell table:number-columns-repeated="3"/>
          <table:table-cell office:value-type="float" office:value="2.59277900919428" calcext:value-type="float">
            <text:p>2.59277900919428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11852539429781" calcext:value-type="float">
            <text:p>0.211852539429781</text:p>
          </table:table-cell>
          <table:table-cell table:number-columns-repeated="3"/>
          <table:table-cell office:value-type="float" office:value="1.5426785842889" calcext:value-type="float">
            <text:p>1.5426785842889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440781313765811" calcext:value-type="float">
            <text:p>0.440781313765811</text:p>
          </table:table-cell>
          <table:table-cell table:number-columns-repeated="3"/>
          <table:table-cell office:value-type="float" office:value="0.762493098288378" calcext:value-type="float">
            <text:p>0.762493098288378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75186646288282" calcext:value-type="float">
            <text:p>0.075186646288282</text:p>
          </table:table-cell>
          <table:table-cell table:number-columns-repeated="3"/>
          <table:table-cell office:value-type="float" office:value="0.168169706087108" calcext:value-type="float">
            <text:p>0.168169706087108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820043370755954" calcext:value-type="float">
            <text:p>0.082004337075595</text:p>
          </table:table-cell>
          <table:table-cell table:number-columns-repeated="3"/>
          <table:table-cell office:value-type="float" office:value="0.706879306067904" calcext:value-type="float">
            <text:p>0.706879306067904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46916435275946" calcext:value-type="float">
            <text:p>0.146916435275946</text:p>
          </table:table-cell>
          <table:table-cell table:number-columns-repeated="3"/>
          <table:table-cell office:value-type="float" office:value="1.2660899903176" calcext:value-type="float">
            <text:p>1.266089990317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0819963350911035" calcext:value-type="float">
            <text:p>0.081996335091104</text:p>
          </table:table-cell>
          <table:table-cell table:number-columns-repeated="3"/>
          <table:table-cell office:value-type="float" office:value="2.04398690875337" calcext:value-type="float">
            <text:p>2.04398690875337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15269386807929" calcext:value-type="float">
            <text:p>0.215269386807929</text:p>
          </table:table-cell>
          <table:table-cell table:number-columns-repeated="3"/>
          <table:table-cell office:value-type="float" office:value="2.84237690947355" calcext:value-type="float">
            <text:p>2.84237690947355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273347790251981" calcext:value-type="float">
            <text:p>0.273347790251981</text:p>
          </table:table-cell>
          <table:table-cell table:number-columns-repeated="3"/>
          <table:table-cell office:value-type="float" office:value="1.91529099216606" calcext:value-type="float">
            <text:p>1.9152909921660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2"/>
        </table:table-row>
        <table:table-row table:style-name="ro2">
          <table:table-cell table:number-columns-repeated="8"/>
          <table:table-cell office:value-type="float" office:value="0.174259216285641" calcext:value-type="float">
            <text:p>0.174259216285641</text:p>
          </table:table-cell>
          <table:table-cell table:number-columns-repeated="3"/>
          <table:table-cell office:value-type="float" office:value="0.673847114084291" calcext:value-type="float">
            <text:p>0.67384711408429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2"/>
        </table:table-row>
        <table:table-row table:style-name="ro2" table:number-rows-repeated="2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Optimal temperture for walking speed (</text:span><text:span text:style-name="T2">◦C)</text:span></text:p>
          </table:table-cell>
          <table:table-cell table:number-columns-repeated="6"/>
          <table:table-cell office:value-type="float" office:value="28.61" calcext:value-type="float">
            <text:p>28.61</text:p>
          </table:table-cell>
          <table:table-cell office:value-type="float" office:value="0.96" calcext:value-type="float">
            <text:p>0.96</text:p>
          </table:table-cell>
          <table:table-cell office:value-type="float" office:value="28.61" calcext:value-type="float">
            <text:p>28.61</text:p>
          </table:table-cell>
          <table:table-cell office:value-type="float" office:value="1.73" calcext:value-type="float">
            <text:p>1.73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27.5" calcext:value-type="float">
            <text:p>27.5</text:p>
          </table:table-cell>
          <table:table-cell office:value-type="float" office:value="0.83" calcext:value-type="float">
            <text:p>0.83</text:p>
          </table:table-cell>
          <table:table-cell office:value-type="float" office:value="28.89" calcext:value-type="float">
            <text:p>28.89</text:p>
          </table:table-cell>
          <table:table-cell office:value-type="float" office:value="0.96" calcext:value-type="float">
            <text:p>0.9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.83</text:p>
          </table:table-cell>
          <table:table-cell office:value-type="float" office:value="30.28" calcext:value-type="float">
            <text:p>30.28</text:p>
          </table:table-cell>
          <table:table-cell office:value-type="float" office:value="0.48" calcext:value-type="float">
            <text:p>0.48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performance breadth (</text:span><text:span text:style-name="T2">◦C)</text:span></text:p>
          </table:table-cell>
          <table:table-cell table:number-columns-repeated="6"/>
          <table:table-cell office:value-type="float" office:value="10.18" calcext:value-type="float">
            <text:p>10.18</text:p>
          </table:table-cell>
          <table:table-cell office:value-type="float" office:value="0.79" calcext:value-type="float">
            <text:p>0.79</text:p>
          </table:table-cell>
          <table:table-cell office:value-type="float" office:value="11.48" calcext:value-type="float">
            <text:p>11.48</text:p>
          </table:table-cell>
          <table:table-cell office:value-type="float" office:value="0.74" calcext:value-type="float">
            <text:p>0.74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11.07" calcext:value-type="float">
            <text:p>11.07</text:p>
          </table:table-cell>
          <table:table-cell office:value-type="float" office:value="0.68" calcext:value-type="float">
            <text:p>0.68</text:p>
          </table:table-cell>
          <table:table-cell office:value-type="float" office:value="9.24" calcext:value-type="float">
            <text:p>9.24</text:p>
          </table:table-cell>
          <table:table-cell office:value-type="float" office:value="1.57" calcext:value-type="float">
            <text:p>1.5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9.76" calcext:value-type="float">
            <text:p>9.76</text:p>
          </table:table-cell>
          <table:table-cell office:value-type="float" office:value="0.31" calcext:value-type="float">
            <text:p>0.31</text:p>
          </table:table-cell>
          <table:table-cell office:value-type="float" office:value="9.18" calcext:value-type="float">
            <text:p>9.18</text:p>
          </table:table-cell>
          <table:table-cell office:value-type="float" office:value="1.39" calcext:value-type="float">
            <text:p>1.39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"/>
          <table:table-cell office:value-type="string" calcext:value-type="string">
            <text:p>Maximum walking speed (cm/s)</text:p>
          </table:table-cell>
          <table:table-cell table:number-columns-repeated="6"/>
          <table:table-cell office:value-type="float" office:value="3.33" calcext:value-type="float">
            <text:p>3.33</text:p>
          </table:table-cell>
          <table:table-cell office:value-type="float" office:value="0.07" calcext:value-type="float">
            <text:p>0.07</text:p>
          </table:table-cell>
          <table:table-cell office:value-type="float" office:value="2.75" calcext:value-type="float">
            <text:p>2.75</text:p>
          </table:table-cell>
          <table:table-cell office:value-type="float" office:value="0.47" calcext:value-type="float">
            <text:p>0.47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2.86" calcext:value-type="float">
            <text:p>2.86</text:p>
          </table:table-cell>
          <table:table-cell office:value-type="float" office:value="0.47" calcext:value-type="float">
            <text:p>0.47</text:p>
          </table:table-cell>
          <table:table-cell office:value-type="float" office:value="2.74" calcext:value-type="float">
            <text:p>2.74</text:p>
          </table:table-cell>
          <table:table-cell office:value-type="float" office:value="0.13" calcext:value-type="float">
            <text:p>0.13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.21" calcext:value-type="float">
            <text:p>3.21</text:p>
          </table:table-cell>
          <table:table-cell office:value-type="float" office:value="0.28" calcext:value-type="float">
            <text:p>0.28</text:p>
          </table:table-cell>
          <table:table-cell office:value-type="float" office:value="2.92" calcext:value-type="float">
            <text:p>2.92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  <table:table-row table:style-name="ro2">
          <table:table-cell table:number-columns-repeated="43"/>
        </table:table-row>
        <table:table-row table:style-name="ro4">
          <table:table-cell table:number-columns-repeated="3"/>
          <table:table-cell office:value-type="string" calcext:value-type="string">
            <text:p><text:span text:style-name="T1">Knockdown temperature (</text:span><text:span text:style-name="T2">◦C)</text:span></text:p>
          </table:table-cell>
          <table:table-cell table:number-columns-repeated="6"/>
          <table:table-cell office:value-type="float" office:value="38.34" calcext:value-type="float">
            <text:p>38.34</text:p>
          </table:table-cell>
          <table:table-cell office:value-type="float" office:value="0.18" calcext:value-type="float">
            <text:p>0.18</text:p>
          </table:table-cell>
          <table:table-cell office:value-type="float" office:value="38.43" calcext:value-type="float">
            <text:p>38.43</text:p>
          </table:table-cell>
          <table:table-cell office:value-type="float" office:value="0.36" calcext:value-type="float">
            <text:p>0.36</text:p>
          </table:table-cell>
          <table:table-cell table:number-columns-repeated="5"/>
          <table:table-cell office:value-type="float" office:value="16.5" calcext:value-type="float">
            <text:p>16.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7.77" calcext:value-type="float">
            <text:p>37.77</text:p>
          </table:table-cell>
          <table:table-cell office:value-type="float" office:value="0.5" calcext:value-type="float">
            <text:p>0.5</text:p>
          </table:table-cell>
          <table:table-cell office:value-type="float" office:value="37.81" calcext:value-type="float">
            <text:p>37.81</text:p>
          </table:table-cell>
          <table:table-cell office:value-type="float" office:value="0.46" calcext:value-type="float">
            <text:p>0.46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38.15" calcext:value-type="float">
            <text:p>38.15</text:p>
          </table:table-cell>
          <table:table-cell office:value-type="float" office:value="0.52" calcext:value-type="float">
            <text:p>0.52</text:p>
          </table:table-cell>
          <table:table-cell office:value-type="float" office:value="38.06" calcext:value-type="float">
            <text:p>38.06</text:p>
          </table:table-cell>
          <table:table-cell office:value-type="float" office:value="0.31" calcext:value-type="float">
            <text:p>0.3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3:57:23.267044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7T15:10:37.229482048</meta:creation-date>
    <dc:date>2021-04-30T13:58:13.799908179</dc:date>
    <meta:editing-duration>PT2H27M6S</meta:editing-duration>
    <meta:editing-cycles>3</meta:editing-cycles>
    <meta:generator>LibreOffice/6.0.7.3$Linux_X86_64 LibreOffice_project/00m0$Build-3</meta:generator>
    <meta:document-statistic meta:table-count="1" meta:cell-count="262" meta:object-count="0"/>
  </office:meta>
</office:document-meta>
</file>